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paragraph-properties fo:text-indent="0.5in"/>
      <style:text-properties fo:language="en" fo:country="US"/>
    </style:style>
    <style:style style:name="P5" style:parent-style-name="Standard" style:family="paragraph">
      <style:paragraph-properties fo:text-indent="0.5in"/>
      <style:text-properties fo:language="en" fo:country="US"/>
    </style:style>
    <style:style style:name="P6" style:parent-style-name="Standard" style:family="paragraph">
      <style:paragraph-properties fo:text-indent="0.5in"/>
    </style:style>
    <style:style style:name="P7" style:parent-style-name="Standard" style:family="paragraph">
      <style:paragraph-properties fo:text-indent="0.5in"/>
    </style:style>
    <style:style style:name="P8" style:parent-style-name="Standard" style:family="paragraph">
      <style:paragraph-properties fo:text-indent="0.5in"/>
    </style:style>
    <style:style style:name="P9" style:parent-style-name="Standard" style:family="paragraph">
      <style:paragraph-properties fo:text-indent="0.5in"/>
    </style:style>
    <style:style style:name="P10" style:parent-style-name="Standard" style:family="paragraph">
      <style:paragraph-properties fo:text-indent="0.5in"/>
    </style:style>
    <style:style style:name="P11" style:parent-style-name="Standard" style:family="paragraph">
      <style:paragraph-properties fo:text-indent="0.5in"/>
      <style:text-properties fo:language="en" fo:country="US"/>
    </style:style>
    <style:style style:name="P12" style:parent-style-name="Standard" style:family="paragraph">
      <style:paragraph-properties fo:text-indent="0.5in"/>
      <style:text-properties fo:language="en" fo:country="US"/>
    </style:style>
    <style:style style:name="P13" style:parent-style-name="Standard" style:family="paragraph">
      <style:paragraph-properties fo:text-indent="0.5in"/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paragraph-properties fo:text-indent="0.5in"/>
      <style:text-properties fo:language="en" fo:country="US"/>
    </style:style>
    <style:style style:name="P17" style:parent-style-name="Standard" style:family="paragraph">
      <style:paragraph-properties fo:text-indent="0.5in"/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paragraph-properties fo:text-indent="0.5in"/>
      <style:text-properties fo:language="en" fo:country="US"/>
    </style:style>
    <style:style style:name="P21" style:parent-style-name="Standard" style:family="paragraph">
      <style:paragraph-properties fo:text-indent="0.5in"/>
      <style:text-properties fo:language="en" fo:country="US"/>
    </style:style>
    <style:style style:name="P22" style:parent-style-name="Standard" style:family="paragraph">
      <style:paragraph-properties fo:text-indent="0.5in"/>
      <style:text-properties fo:language="en" fo:country="US"/>
    </style:style>
    <style:style style:name="P23" style:parent-style-name="Standard" style:family="paragraph">
      <style:paragraph-properties fo:text-indent="0.5in"/>
      <style:text-properties fo:language="en" fo:country="US"/>
    </style:style>
    <style:style style:name="P24" style:parent-style-name="Standard" style:family="paragraph">
      <style:paragraph-properties fo:text-indent="0.5in"/>
      <style:text-properties fo:language="en" fo:country="US"/>
    </style:style>
    <style:style style:name="P25" style:parent-style-name="Standard" style:family="paragraph">
      <style:paragraph-properties fo:text-indent="0.5in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paragraph-properties fo:text-indent="0.5in"/>
      <style:text-properties fo:language="en" fo:country="US"/>
    </style:style>
    <style:style style:name="P30" style:parent-style-name="Standard" style:family="paragraph">
      <style:paragraph-properties fo:text-indent="0.5in"/>
      <style:text-properties fo:language="en" fo:country="US"/>
    </style:style>
    <style:style style:name="P31" style:parent-style-name="Standard" style:family="paragraph">
      <style:paragraph-properties fo:text-indent="0.5in"/>
      <style:text-properties fo:language="en" fo:country="US"/>
    </style:style>
    <style:style style:name="P32" style:parent-style-name="Standard" style:family="paragraph">
      <style:paragraph-properties fo:text-indent="0.5in"/>
      <style:text-properties fo:language="en" fo:country="US"/>
    </style:style>
    <style:style style:name="P33" style:parent-style-name="Standard" style:family="paragraph">
      <style:paragraph-properties fo:text-indent="0.5in"/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paragraph-properties fo:text-indent="0.5in"/>
      <style:text-properties fo:language="en" fo:country="US"/>
    </style:style>
    <style:style style:name="P37" style:parent-style-name="Standard" style:family="paragraph">
      <style:paragraph-properties fo:text-indent="0.5in"/>
    </style:style>
    <style:style style:name="P38" style:parent-style-name="Standard" style:family="paragraph">
      <style:paragraph-properties fo:text-indent="0.5in"/>
    </style:style>
    <style:style style:name="P39" style:parent-style-name="Standard" style:family="paragraph">
      <style:paragraph-properties fo:text-indent="0.5in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paragraph-properties fo:text-indent="0.5in"/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paragraph-properties fo:text-indent="0.5in"/>
      <style:text-properties fo:language="en" fo:country="US"/>
    </style:style>
    <style:style style:name="P47" style:parent-style-name="Standard" style:family="paragraph">
      <style:paragraph-properties fo:text-indent="0.5in"/>
    </style:style>
    <style:style style:name="P48" style:parent-style-name="Standard" style:family="paragraph">
      <style:paragraph-properties fo:text-indent="0.5in"/>
    </style:style>
    <style:style style:name="P49" style:parent-style-name="Standard" style:family="paragraph">
      <style:paragraph-properties fo:text-indent="0.5in"/>
    </style:style>
    <style:style style:name="P50" style:parent-style-name="Standard" style:family="paragraph">
      <style:paragraph-properties fo:text-indent="0.5in"/>
      <style:text-properties fo:language="en" fo:country="US"/>
    </style:style>
    <style:style style:name="P51" style:parent-style-name="Standard" style:family="paragraph">
      <style:paragraph-properties>
        <style:tab-stops>
          <style:tab-stop style:type="left" style:position="0.802in"/>
        </style:tab-stops>
      </style:paragraph-properties>
      <style:text-properties fo:language="en" fo:country="US"/>
    </style:style>
    <style:style style:name="P52" style:parent-style-name="Standard" style:family="paragraph">
      <style:paragraph-properties>
        <style:tab-stops>
          <style:tab-stop style:type="left" style:position="0.802in"/>
        </style:tab-stops>
      </style:paragraph-properties>
      <style:text-properties fo:language="en" fo:country="US"/>
    </style:style>
    <style:style style:name="P53" style:parent-style-name="Standard" style:family="paragraph">
      <style:paragraph-properties>
        <style:tab-stops>
          <style:tab-stop style:type="left" style:position="0.802in"/>
        </style:tab-stops>
      </style:paragraph-properties>
      <style:text-properties fo:language="en" fo:country="US"/>
    </style:style>
    <style:style style:name="P54" style:parent-style-name="Standard" style:family="paragraph">
      <style:paragraph-properties>
        <style:tab-stops>
          <style:tab-stop style:type="left" style:position="0.802in"/>
        </style:tab-stops>
      </style:paragraph-properties>
      <style:text-properties fo:language="en" fo:country="US"/>
    </style:style>
    <style:style style:name="P55" style:parent-style-name="Standard" style:family="paragraph">
      <style:paragraph-properties>
        <style:tab-stops>
          <style:tab-stop style:type="left" style:position="0.802in"/>
        </style:tab-stops>
      </style:paragraph-properties>
      <style:text-properties fo:language="en" fo:country="US"/>
    </style:style>
    <style:style style:name="P56" style:parent-style-name="Standard" style:family="paragraph">
      <style:paragraph-properties>
        <style:tab-stops>
          <style:tab-stop style:type="left" style:position="0.802in"/>
        </style:tab-stops>
      </style:paragraph-properties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paragraph-properties fo:text-indent="0.5in"/>
      <style:text-properties fo:language="en" fo:country="US"/>
    </style:style>
    <style:style style:name="P59" style:parent-style-name="Standard" style:family="paragraph">
      <style:paragraph-properties fo:text-indent="0.5in"/>
      <style:text-properties fo:language="en" fo:country="US"/>
    </style:style>
    <style:style style:name="P60" style:parent-style-name="Standard" style:family="paragraph">
      <style:paragraph-properties fo:text-indent="0.5in"/>
      <style:text-properties fo:language="en" fo:country="US"/>
    </style:style>
    <style:style style:name="P61" style:parent-style-name="Standard" style:family="paragraph">
      <style:paragraph-properties fo:text-indent="0.5in"/>
      <style:text-properties fo:language="en" fo:country="US"/>
    </style:style>
    <style:style style:name="P62" style:parent-style-name="Standard" style:family="paragraph">
      <style:paragraph-properties fo:text-indent="0.5in"/>
    </style:style>
    <style:style style:name="P63" style:parent-style-name="Standard" style:family="paragraph">
      <style:paragraph-properties fo:text-indent="0.5in"/>
    </style:style>
    <style:style style:name="T64" style:parent-style-name="Absatz-Standardschriftart" style:family="text">
      <style:text-properties fo:language="en" fo:country="US"/>
    </style:style>
    <style:style style:name="P65" style:parent-style-name="Standard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66" style:parent-style-name="Standard" style:family="paragraph">
      <style:paragraph-properties fo:text-indent="0.5in"/>
      <style:text-properties fo:language="en" fo:country="US"/>
    </style:style>
    <style:style style:name="P67" style:parent-style-name="Standard" style:family="paragraph">
      <style:paragraph-properties fo:text-indent="0.5in"/>
    </style:style>
    <style:style style:name="P68" style:parent-style-name="Standard" style:family="paragraph">
      <style:paragraph-properties fo:text-indent="0.5in"/>
    </style:style>
    <style:style style:name="P69" style:parent-style-name="Standard" style:family="paragraph">
      <style:paragraph-properties fo:text-indent="0.5in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paragraph-properties fo:text-indent="0.5in"/>
      <style:text-properties fo:language="en" fo:country="US"/>
    </style:style>
    <style:style style:name="P74" style:parent-style-name="Standard" style:family="paragraph">
      <style:paragraph-properties fo:text-indent="0.5in"/>
    </style:style>
    <style:style style:name="P75" style:parent-style-name="Standard" style:family="paragraph">
      <style:paragraph-properties fo:text-indent="0.5in"/>
    </style:style>
    <style:style style:name="P76" style:parent-style-name="Standard" style:family="paragraph">
      <style:paragraph-properties fo:text-indent="0.5in"/>
    </style:style>
    <style:style style:name="P77" style:parent-style-name="Standard" style:family="paragraph">
      <style:paragraph-properties fo:text-indent="0.5in"/>
    </style:style>
    <style:style style:name="P78" style:parent-style-name="Standard" style:family="paragraph">
      <style:paragraph-properties fo:text-indent="0.5in"/>
    </style:style>
    <style:style style:name="P79" style:parent-style-name="Standard" style:family="paragraph">
      <style:paragraph-properties fo:text-indent="0.5in"/>
    </style:style>
    <style:style style:name="P80" style:parent-style-name="Standard" style:family="paragraph">
      <style:paragraph-properties fo:text-indent="0.5in"/>
    </style:style>
    <style:style style:name="P81" style:parent-style-name="Standard" style:family="paragraph">
      <style:paragraph-properties fo:text-indent="0.5in"/>
    </style:style>
    <style:style style:name="P82" style:parent-style-name="Standard" style:family="paragraph">
      <style:paragraph-properties fo:text-indent="0.5in"/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paragraph-properties fo:text-indent="0.5in"/>
      <style:text-properties fo:language="en" fo:country="US"/>
    </style:style>
    <style:style style:name="P89" style:parent-style-name="Standard" style:family="paragraph">
      <style:paragraph-properties fo:text-indent="0.5in"/>
    </style:style>
    <style:style style:name="P90" style:parent-style-name="Standard" style:family="paragraph">
      <style:paragraph-properties fo:text-indent="0.5in"/>
    </style:style>
    <style:style style:name="P91" style:parent-style-name="Standard" style:family="paragraph">
      <style:paragraph-properties fo:text-indent="0.5in"/>
    </style:style>
    <style:style style:name="P92" style:parent-style-name="Standard" style:family="paragraph">
      <style:paragraph-properties fo:text-indent="0.5in"/>
      <style:text-properties fo:language="en" fo:country="US"/>
    </style:style>
    <style:style style:name="P93" style:parent-style-name="Standard" style:family="paragraph">
      <style:text-properties fo:language="en" fo:country="US"/>
    </style:style>
  </office:automatic-styles>
  <office:body>
    <office:text text:use-soft-page-breaks="true">
      <text:p text:style-name="P1">CREATE database Autohaus;</text:p>
      <text:p text:style-name="P2"/>
      <text:p text:style-name="P3">CREATE table Autohaus(</text:p>
      <text:p text:style-name="P4">AutohausID int primary key,</text:p>
      <text:p text:style-name="P5">Name VARCHAR(50),</text:p>
      <text:p text:style-name="P6">Strasse VARCHAR(50),</text:p>
      <text:p text:style-name="P7">Hausnummer int</text:p>
      <text:p text:style-name="Standard">);</text:p>
      <text:p text:style-name="Standard">CREATE table Abteilung(</text:p>
      <text:p text:style-name="P8">AbteilungID int primary<text:s/>key,</text:p>
      <text:p text:style-name="P9">Bezeichnung VARCHAR(50),</text:p>
      <text:p text:style-name="P10">Abteilungsleiter VARCHAR(50),</text:p>
      <text:p text:style-name="P11">Budget int,</text:p>
      <text:p text:style-name="P12">Foreign key (AutohausID) references Autohaus(AutohausID)</text:p>
      <text:p text:style-name="P13"/>
      <text:p text:style-name="P14">)</text:p>
      <text:p text:style-name="P15">CREATE table<text:s/>wirdVerkauftBei(</text:p>
      <text:p text:style-name="P16">AutohausID int primary key,</text:p>
      <text:p text:style-name="P17">Foreign key (MarkenID) references Marke(MarkenID)</text:p>
      <text:p text:style-name="P18">)</text:p>
      <text:p text:style-name="P19">CREATE table Personal(</text:p>
      <text:p text:style-name="P20">SVNR int primary key,</text:p>
      <text:p text:style-name="P21">Marke VARCHAR(50),</text:p>
      <text:p text:style-name="P22">Name VARCHAR(50),</text:p>
      <text:p text:style-name="P23">Abteilung VARCHAR(50),</text:p>
      <text:p text:style-name="P24">Position VARCHAR(50),</text:p>
      <text:p text:style-name="P25">Foreign key (Abteilung) references Abteilung(AbteilungsID)</text:p>
      <text:p text:style-name="P26">)</text:p>
      <text:p text:style-name="P27"/>
      <text:soft-page-break/>
      <text:p text:style-name="P28">CREATE table Event(</text:p>
      <text:p text:style-name="P29">EventID int primary key,</text:p>
      <text:p text:style-name="P30">Art<text:s/>VARCHAR(50),</text:p>
      <text:p text:style-name="P31">Datum DATE,</text:p>
      <text:p text:style-name="P32">Organisationsleitung VARCHAR(50),</text:p>
      <text:p text:style-name="P33">Foreign key (AutohausID) references Autohaus(AutohausID)</text:p>
      <text:p text:style-name="P34">)</text:p>
      <text:p text:style-name="P35">CREATE table Lieferant(</text:p>
      <text:p text:style-name="P36">LieferantenID int primary key,</text:p>
      <text:p text:style-name="P37">Ansprechpartner VARCHAR(50),</text:p>
      <text:p text:style-name="P38">Marke VARCHAR(50),</text:p>
      <text:p text:style-name="P39">Lieferkapazität VARCHAR(50)</text:p>
      <text:p text:style-name="P40">)</text:p>
      <text:p text:style-name="P41">CREATE table liefertAn(</text:p>
      <text:p text:style-name="P42">AutohausID int primary key,</text:p>
      <text:p text:style-name="P43"><text:tab/>Foreign key (LieferantenID) references Lieferant(LieferantID)</text:p>
      <text:p text:style-name="P44">)</text:p>
      <text:p text:style-name="P45">CREATE table Werkstatt(</text:p>
      <text:p text:style-name="P46">WerkstättenNR int primary key,</text:p>
      <text:p text:style-name="P47">Leitung VARCHAR(50),</text:p>
      <text:p text:style-name="P48">Art VARCHAR(50),</text:p>
      <text:p text:style-name="P49">Auftragskapazität int,</text:p>
      <text:p text:style-name="P50">Foreign key (AutohausID) references Autohaus(AutohausID)</text:p>
      <text:p text:style-name="P51">)<text:tab/></text:p>
      <text:p text:style-name="P52"/>
      <text:p text:style-name="P53"/>
      <text:p text:style-name="P54"/>
      <text:p text:style-name="P55"/>
      <text:p text:style-name="P56"/>
      <text:soft-page-break/>
      <text:p text:style-name="P57">CREATE table Auftrag(</text:p>
      <text:p text:style-name="P58">AuftragsID int primary key,</text:p>
      <text:p text:style-name="P59">Art VARCHAR(50),</text:p>
      <text:p text:style-name="P60">FIN int,</text:p>
      <text:p text:style-name="P61">Verantwortlicher VARCHAR(50),</text:p>
      <text:p text:style-name="P62">Foreign key (WerkstättenNR) references Werkstatt(WerkstättenNR)</text:p>
      <text:p text:style-name="P63"/>
      <text:p text:style-name="Standard"><text:span text:style-name="T64">)</text:span></text:p>
      <text:p text:style-name="P65">CREATE table Marke(<text:tab/></text:p>
      <text:p text:style-name="P66">MarkenID int primary key,</text:p>
      <text:p text:style-name="P67">Bezeichnung VARCHAR(50),</text:p>
      <text:p text:style-name="P68">Jahreskontingent int,</text:p>
      <text:p text:style-name="P69">Hauptsitz VARCHAR(50)</text:p>
      <text:p text:style-name="P70">)</text:p>
      <text:p text:style-name="P71"/>
      <text:p text:style-name="P72">CREATE table Fahrzeug(</text:p>
      <text:p text:style-name="P73">FIN int primary key,</text:p>
      <text:p text:style-name="P74">Marke VARCHAR(50),</text:p>
      <text:p text:style-name="P75">Modellbezeichnung VARCHAR(50),</text:p>
      <text:p text:style-name="P76">Baujahr int,</text:p>
      <text:p text:style-name="P77">Kilometerstand int,</text:p>
      <text:p text:style-name="P78">Listenpreis int,</text:p>
      <text:p text:style-name="P79">Kraftstoff VARCHAR(50),</text:p>
      <text:p text:style-name="P80">Getriebe VARCHAR(50),</text:p>
      <text:p text:style-name="P81">Antrieb VARCHAR(50),</text:p>
      <text:p text:style-name="P82">Foreign key (Marke) references Marke(MarkenID)</text:p>
      <text:p text:style-name="P83">)</text:p>
      <text:p text:style-name="P84"/>
      <text:p text:style-name="P85"/>
      <text:p text:style-name="P86"/>
      <text:p text:style-name="P87">CREATE table Kunde(</text:p>
      <text:p text:style-name="P88">KundenID<text:s/>int primary key,</text:p>
      <text:p text:style-name="P89">Fahrzeug VARCHAR(50),</text:p>
      <text:p text:style-name="P90">Verkaeufer VARCHAR(50),</text:p>
      <text:p text:style-name="P91">Kaufdatum date,</text:p>
      <text:p text:style-name="P92">Foreign key (AutohausID) references Autohaus(AutohausID)</text:p>
      <text:p text:style-name="P93">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AT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er Maier</meta:initial-creator>
    <dc:creator>Christopher Maier</dc:creator>
    <meta:creation-date>2018-06-12T11:27:00Z</meta:creation-date>
    <dc:date>2018-06-12T21:03:00Z</dc:date>
    <meta:template xlink:href="Normal" xlink:type="simple"/>
    <meta:editing-cycles>19</meta:editing-cycles>
    <meta:editing-duration>PT0S</meta:editing-duration>
    <meta:document-statistic meta:page-count="4" meta:paragraph-count="3" meta:word-count="288" meta:character-count="1932" meta:row-count="13" meta:non-whitespace-character-count="1647"/>
  </office:meta>
</office:document-meta>
</file>